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fbc44" officeooo:paragraph-rsid="0008ba8b" style:font-size-asian="10.5pt" style:font-size-complex="12pt"/>
    </style:style>
    <style:style style:name="P2" style:family="paragraph" style:parent-style-name="Standard">
      <style:paragraph-properties fo:text-align="start" style:justify-single-word="false"/>
      <style:text-properties fo:font-size="12pt" officeooo:rsid="00081e8a" officeooo:paragraph-rsid="0008ba8b" style:font-size-asian="10.5pt" style:font-size-complex="12pt"/>
    </style:style>
    <style:style style:name="P3" style:family="paragraph" style:parent-style-name="Standard">
      <style:paragraph-properties fo:text-align="start" style:justify-single-word="false"/>
      <style:text-properties fo:font-size="12pt" officeooo:rsid="0008ba8b" officeooo:paragraph-rsid="0008ba8b" style:font-size-asian="10.5pt" style:font-size-complex="12pt"/>
    </style:style>
    <style:style style:name="P4" style:family="paragraph" style:parent-style-name="Standard">
      <style:paragraph-properties fo:text-align="start" style:justify-single-word="false"/>
      <style:text-properties fo:font-size="12pt" officeooo:rsid="000aa777" officeooo:paragraph-rsid="000aa777" style:font-size-asian="10.5pt" style:font-size-complex="12pt"/>
    </style:style>
    <style:style style:name="P5" style:family="paragraph" style:parent-style-name="Standard">
      <style:paragraph-properties fo:text-align="center" style:justify-single-word="false"/>
      <style:text-properties fo:font-size="20pt" officeooo:rsid="00081e8a" officeooo:paragraph-rsid="0008ba8b" style:font-size-asian="20pt" style:font-size-complex="20pt"/>
    </style:style>
    <style:style style:name="T1" style:family="text">
      <style:text-properties officeooo:rsid="0008ba8b"/>
    </style:style>
    <style:style style:name="T2" style:family="text">
      <style:text-properties officeooo:rsid="000aa7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Séance <text:span text:style-name="T1">2 (Ben Mohamed)</text:span></text:p>
      <text:p text:style-name="P5"/>
      <text:p text:style-name="P2"/>
      <text:p text:style-name="P1">Jeudi <text:span text:style-name="T1">20</text:span> Décembre 2018</text:p>
      <text:p text:style-name="P1"/>
      <text:p text:style-name="P3">Finalisation de l’installation du module «Pyautogui» (module de Python) qui permet de contrôler avec de commandes informatiques la souris et/ou clavier.</text:p>
      <text:p text:style-name="P3"/>
      <text:p text:style-name="P3">Installation du module «Pyserial» (un autre module de Python) qui permet de lire et écrire des données de l’Arduino pour le transmettre à Python.</text:p>
      <text:p text:style-name="P3"/>
      <text:p text:style-name="P3">Puis, on a attaqué le code Arduino de notre projet ( qui se trouve sur le site circuitdigest.com) , on étudie la première partie qui est une fonction qui permet de calculer la distance entre un objet et le module HC-SR04, un fonction assez simple qui ressemble à celle qu’on a fait en cours. <text:span text:style-name="T2">Notre but est de décortiquer l’ensemble du programme Arduino pour le comprendre au fut et à mesure. </text:span></text:p>
      <text:p text:style-name="P3"/>
      <text:p text:style-name="P4">Pour ce qui est le code Pyhton, nous avons un code assez simple et court, qui est grosso modo une boucle avec différents «if» en fonction de ce que Pyhton lit sur Arduino( grâce au module «Pyserial») et Python envoie les différents commandes (commandes qui utilise notre clavier) de notre programme (avancer/reculer une vidéo, augmenter/diminuer le son de la vidéo) en fonction des «if».</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7:16:37.007878542</meta:creation-date>
    <dc:date>2018-12-20T17:38:25.063977484</dc:date>
    <meta:editing-duration>PT9M47S</meta:editing-duration>
    <meta:editing-cycles>2</meta:editing-cycles>
    <meta:generator>LibreOffice/6.0.7.3$Linux_X86_64 LibreOffice_project/00m0$Build-3</meta:generator>
    <meta:document-statistic meta:table-count="0" meta:image-count="0" meta:object-count="0" meta:page-count="1" meta:paragraph-count="6" meta:word-count="189" meta:character-count="1128" meta:non-whitespace-character-count="944"/>
  </office:meta>
</office:document-meta>
</file>